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13pt" fo:font-weight="bold" style:font-size-asian="13pt" style:font-weight-asian="bold" style:font-size-complex="13pt"/>
    </style:style>
    <style:style style:name="P3" style:family="paragraph" style:parent-style-name="Standard">
      <style:text-properties style:font-name="Calibri" fo:font-size="13pt" fo:font-weight="bold" style:font-name-asian="Times New Roman1" style:font-size-asian="13pt" style:font-weight-asian="bold" style:font-size-complex="13pt"/>
    </style:style>
    <style:style style:name="P4" style:family="paragraph" style:parent-style-name="Standard" style:list-style-name="">
      <style:text-properties style:font-name="Calibri" fo:font-size="13pt" fo:font-weight="bold" style:font-name-asian="Times New Roman1" style:font-size-asian="13pt" style:font-weight-asian="bold" style:font-size-complex="13pt" style:font-weight-complex="bold"/>
    </style:style>
    <style:style style:name="P5" style:family="paragraph" style:parent-style-name="Standard">
      <style:text-properties style:font-name="Calibri" fo:font-size="13pt" fo:font-style="italic" fo:font-weight="bold" style:font-name-asian="Times New Roman1" style:font-size-asian="13pt" style:font-style-asian="italic" style:font-weight-asian="bold" style:font-size-complex="13pt"/>
    </style:style>
    <style:style style:name="P6" style:family="paragraph" style:parent-style-name="Standard">
      <style:text-properties style:font-name="Calibri" fo:font-size="13pt" style:font-name-asian="Times New Roman1" style:font-size-asian="13pt" style:font-size-complex="13pt"/>
    </style:style>
    <style:style style:name="P7" style:family="paragraph" style:parent-style-name="Standard">
      <style:text-properties fo:color="#0000ff" style:font-name="Calibri" fo:font-size="13pt" style:font-name-asian="Times New Roman1" style:font-size-asian="13pt" style:font-size-complex="13pt"/>
    </style:style>
    <style:style style:name="P8" style:family="paragraph" style:parent-style-name="Standard">
      <style:text-properties officeooo:rsid="000800d6" officeooo:paragraph-rsid="000800d6"/>
    </style:style>
    <style:style style:name="P9" style:family="paragraph" style:parent-style-name="Standard">
      <style:text-properties fo:color="#009900" officeooo:rsid="000800d6" officeooo:paragraph-rsid="000800d6"/>
    </style:style>
    <style:style style:name="P10" style:family="paragraph" style:parent-style-name="Standard">
      <style:text-properties fo:color="#009900" officeooo:paragraph-rsid="000800d6"/>
    </style:style>
    <style:style style:name="P11" style:family="paragraph" style:parent-style-name="Standard">
      <style:text-properties fo:font-variant="normal" fo:text-transform="none" fo:color="#009900" style:font-name="apple-system" fo:font-size="7.05000019073486pt" fo:letter-spacing="normal" fo:font-style="normal" fo:font-weight="normal"/>
    </style:style>
    <style:style style:name="P12" style:family="paragraph" style:parent-style-name="Standard">
      <style:text-properties fo:font-variant="normal" fo:text-transform="none" fo:color="#009900" fo:font-size="13pt" fo:letter-spacing="normal" style:font-size-asian="13pt" style:font-size-complex="13pt"/>
    </style:style>
    <style:style style:name="P13" style:family="paragraph" style:parent-style-name="Standard">
      <style:text-properties officeooo:paragraph-rsid="000900e6"/>
    </style:style>
    <style:style style:name="P14" style:family="paragraph" style:parent-style-name="Standard">
      <style:paragraph-properties fo:padding-left="0cm" fo:padding-right="0cm" fo:padding-top="0cm" fo:padding-bottom="0.035cm" fo:border-left="none" fo:border-right="none" fo:border-top="none" fo:border-bottom="0.74pt solid #00000a"/>
      <style:text-properties style:font-name="Calibri"/>
    </style:style>
    <style:style style:name="P15" style:family="paragraph" style:parent-style-name="Standard">
      <style:paragraph-properties fo:margin-left="1.27cm" fo:margin-right="0cm" fo:text-indent="0cm" style:auto-text-indent="false"/>
    </style:style>
    <style:style style:name="P16" style:family="paragraph" style:parent-style-name="Standard">
      <style:paragraph-properties fo:margin-left="2.54cm" fo:margin-right="0cm" fo:text-indent="0cm" style:auto-text-indent="false"/>
    </style:style>
    <style:style style:name="P17" style:family="paragraph" style:parent-style-name="Standard">
      <style:paragraph-properties fo:margin-left="0.667cm" fo:margin-right="0cm" fo:text-indent="0cm" style:auto-text-indent="false"/>
      <style:text-properties fo:color="#0000ff" style:font-name="Calibri"/>
    </style:style>
    <style:style style:name="P18" style:family="paragraph" style:parent-style-name="Standard">
      <style:paragraph-properties fo:margin-left="0.751cm" fo:margin-right="0cm" fo:text-indent="-0.751cm" style:auto-text-indent="false"/>
    </style:style>
    <style:style style:name="P19" style:family="paragraph" style:parent-style-name="Standard" style:master-page-name="Standard">
      <style:paragraph-properties style:page-number="auto"/>
    </style:style>
    <style:style style:name="P20" style:family="paragraph" style:parent-style-name="Text_20_body">
      <style:text-properties officeooo:paragraph-rsid="000900e6"/>
    </style:style>
    <style:style style:name="P21" style:family="paragraph" style:parent-style-name="Header">
      <style:paragraph-properties fo:text-align="end" style:justify-single-word="false"/>
    </style:style>
    <style:style style:name="P22" style:family="paragraph" style:parent-style-name="UP_20_Section_20_Heading">
      <style:text-properties fo:color="#009900" officeooo:paragraph-rsid="000800d6"/>
    </style:style>
    <style:style style:name="P23" style:family="paragraph" style:parent-style-name="UP_20_Section_20_Heading">
      <style:text-properties fo:color="#009900" style:font-name="Calibri" fo:font-weight="normal" style:font-name-asian="Times New Roman1" style:font-weight-asian="normal" style:font-size-complex="13pt"/>
    </style:style>
    <style:style style:name="P24" style:family="paragraph" style:parent-style-name="UP_20_Paper_20_Title">
      <style:text-properties fo:color="#009900" officeooo:rsid="000800d6" officeooo:paragraph-rsid="000800d6"/>
    </style:style>
    <style:style style:name="P25" style:family="paragraph" style:parent-style-name="Footer">
      <style:paragraph-properties fo:margin-left="0.635cm" fo:margin-right="0cm" fo:text-indent="0cm" style:auto-text-indent="false"/>
    </style:style>
    <style:style style:name="T1" style:family="text">
      <style:text-properties style:font-name="Calibri"/>
    </style:style>
    <style:style style:name="T2" style:family="text">
      <style:text-properties style:font-name="Calibri" fo:font-size="13pt" fo:font-weight="bold" style:font-size-asian="13pt" style:font-weight-asian="bold" style:font-size-complex="13pt"/>
    </style:style>
    <style:style style:name="T3" style:family="text">
      <style:text-properties style:font-name="Calibri" fo:font-size="13pt" fo:font-weight="bold" style:font-name-asian="Times New Roman1" style:font-size-asian="13pt" style:font-weight-asian="bold" style:font-size-complex="13pt"/>
    </style:style>
    <style:style style:name="T4" style:family="text">
      <style:text-properties style:font-name="Calibri" fo:font-size="13pt" style:font-size-asian="13pt" style:font-size-complex="13pt"/>
    </style:style>
    <style:style style:name="T5" style:family="text">
      <style:text-properties style:font-name="Calibri" fo:font-size="13pt" style:font-size-asian="13pt" style:font-size-complex="13pt"/>
    </style:style>
    <style:style style:name="T6" style:family="text">
      <style:text-properties style:font-name="Calibri" fo:font-size="13pt" officeooo:rsid="000900e6" style:font-size-asian="13pt" style:font-size-complex="13pt"/>
    </style:style>
    <style:style style:name="T7" style:family="text">
      <style:text-properties style:font-name="Calibri" fo:font-size="13pt" style:font-name-asian="Times New Roman1" style:font-size-asian="13pt" style:font-size-complex="13pt"/>
    </style:style>
    <style:style style:name="T8" style:family="text">
      <style:text-properties style:font-name="Calibri" fo:font-size="13pt" style:font-name-asian="Times New Roman1" style:font-size-asian="13pt" style:font-size-complex="13pt"/>
    </style:style>
    <style:style style:name="T9" style:family="text">
      <style:text-properties style:font-name="Calibri" fo:font-size="13pt" officeooo:rsid="000800d6" style:font-name-asian="Times New Roman1" style:font-size-asian="13pt" style:font-size-complex="13pt"/>
    </style:style>
    <style:style style:name="T10" style:family="text">
      <style:text-properties style:font-name="Calibri" fo:font-size="13pt" fo:font-style="italic" fo:font-weight="bold" style:font-name-asian="Times New Roman1" style:font-size-asian="13pt" style:font-style-asian="italic" style:font-weight-asian="bold" style:font-size-complex="13pt"/>
    </style:style>
    <style:style style:name="T11" style:family="text">
      <style:text-properties style:font-name="Calibri" style:font-name-asian="Times New Roman1" style:font-size-complex="13pt"/>
    </style:style>
    <style:style style:name="T12" style:family="text">
      <style:text-properties style:font-name="Calibri" fo:font-weight="normal" style:font-name-asian="Times New Roman1" style:font-weight-asian="normal" style:font-size-complex="13pt"/>
    </style:style>
    <style:style style:name="T13" style:family="text">
      <style:text-properties style:font-name="Calibri" fo:font-weight="normal" officeooo:rsid="000800d6" style:font-weight-asian="normal"/>
    </style:style>
    <style:style style:name="T14" style:family="text">
      <style:text-properties style:font-name="Calibri" fo:font-style="italic" style:font-style-asian="italic"/>
    </style:style>
    <style:style style:name="T15" style:family="text">
      <style:text-properties style:font-name="Calibri"/>
    </style:style>
    <style:style style:name="T16" style:family="text">
      <style:text-properties fo:color="#0000ff" style:font-name="Calibri" fo:font-size="13pt" officeooo:rsid="000900e6" style:font-size-asian="13pt" style:font-size-complex="13pt"/>
    </style:style>
    <style:style style:name="T17" style:family="text">
      <style:text-properties fo:color="#0000ff" style:font-name="Calibri" fo:font-size="13pt" style:font-name-asian="Times New Roman1" style:font-size-asian="13pt" style:font-size-complex="13pt"/>
    </style:style>
    <style:style style:name="T18" style:family="text">
      <style:text-properties fo:color="#0000ff" style:font-name="Calibri" fo:font-size="13pt" fo:font-style="italic" fo:font-weight="bold" style:font-name-asian="Times New Roman1" style:font-size-asian="13pt" style:font-style-asian="italic" style:font-weight-asian="bold" style:font-size-complex="13pt"/>
    </style:style>
    <style:style style:name="T19" style:family="text">
      <style:text-properties fo:color="#0000ff" style:font-name="Calibri" fo:font-size="13pt" fo:font-style="italic" style:font-name-asian="Times New Roman1" style:font-size-asian="13pt" style:font-style-asian="italic" style:font-size-complex="13pt"/>
    </style:style>
    <style:style style:name="T20" style:family="text">
      <style:text-properties fo:color="#0000ff" style:font-name="Calibri"/>
    </style:style>
    <style:style style:name="T21" style:family="text">
      <style:text-properties fo:color="#0000ff" style:font-name="Calibri" fo:font-style="italic" style:font-style-asian="italic"/>
    </style:style>
    <style:style style:name="T22" style:family="text">
      <style:text-properties fo:color="#0000ff" style:font-name="Calibri" fo:font-weight="normal" style:font-name-asian="Times New Roman1" style:font-weight-asian="normal" style:font-size-complex="13pt"/>
    </style:style>
    <style:style style:name="T23" style:family="text">
      <style:text-properties fo:color="#0000ff" style:font-name="Calibri" officeooo:rsid="000900e6"/>
    </style:style>
    <style:style style:name="T24" style:family="text">
      <style:text-properties fo:color="#0000ff" style:font-name-asian="Times New Roman1"/>
    </style:style>
    <style:style style:name="T25" style:family="text">
      <style:text-properties fo:color="#a6a6a6" style:font-name="Calibri"/>
    </style:style>
    <style:style style:name="T26" style:family="text">
      <style:text-properties fo:color="#a6a6a6"/>
    </style:style>
    <style:style style:name="T27" style:family="text">
      <style:text-properties fo:color="#a6a6a6" fo:language="en" fo:country="NZ"/>
    </style:style>
    <style:style style:name="T28" style:family="text">
      <style:text-properties fo:font-variant="normal" fo:text-transform="none" fo:color="#0000ff" style:font-name="Calibri" fo:font-size="13pt" fo:letter-spacing="normal" fo:font-style="normal" fo:font-weight="normal" officeooo:rsid="000900e6" style:font-size-asian="13pt" style:font-size-complex="13pt"/>
    </style:style>
    <style:style style:name="T29" style:family="text">
      <style:text-properties fo:font-variant="normal" fo:text-transform="none" fo:color="#0000ff" style:font-name="Calibri" fo:letter-spacing="normal" fo:font-style="normal" fo:font-weight="normal" officeooo:rsid="000900e6"/>
    </style:style>
    <style:style style:name="T30" style:family="text">
      <style:text-properties fo:font-variant="normal" fo:text-transform="none" fo:color="#333333" style:font-name="Calibri" fo:letter-spacing="normal"/>
    </style:style>
    <style:style style:name="T31" style:family="text">
      <style:text-properties fo:font-variant="normal" fo:text-transform="none" fo:color="#333333" style:font-name="apple-system" fo:font-size="7.05000019073486pt" fo:letter-spacing="normal" fo:font-style="normal" fo:font-weight="normal"/>
    </style:style>
    <style:style style:name="T32" style:family="text">
      <style:text-properties fo:font-variant="normal" fo:text-transform="none" fo:color="#333333" style:font-name="apple-system" fo:letter-spacing="normal" fo:font-style="normal" fo:font-weight="normal"/>
    </style:style>
    <style:style style:name="T33" style:family="text">
      <style:text-properties fo:font-variant="normal" fo:text-transform="none" fo:color="#333333" style:font-name="apple-system" fo:font-size="13pt" fo:letter-spacing="normal" fo:font-style="normal" fo:font-weight="normal" style:font-size-asian="13pt" style:font-size-complex="13pt"/>
    </style:style>
    <style:style style:name="T34" style:family="text">
      <style:text-properties fo:font-variant="normal" fo:text-transform="none" fo:color="#4078c0" style:text-line-through-style="none" style:text-line-through-type="none" style:font-name="apple-system" fo:font-size="7.05000019073486pt" fo:letter-spacing="normal" fo:font-style="normal" style:text-underline-style="none" fo:font-weight="normal" style:text-blinking="false" fo:background-color="#ffffff" loext:char-shading-value="0"/>
    </style:style>
    <style:style style:name="T35" style:family="text">
      <style:text-properties fo:font-variant="normal" fo:text-transform="none" fo:color="#4078c0" style:text-line-through-style="none" style:text-line-through-type="none" style:font-name="apple-system" fo:font-size="7.05000019073486pt" fo:letter-spacing="normal" fo:font-style="normal" style:text-underline-style="none" fo:font-weight="normal" style:text-blinking="false" fo:background-color="transparent" loext:char-shading-value="0"/>
    </style:style>
    <style:style style:name="T36" style:family="text">
      <style:text-properties fo:font-variant="normal" fo:text-transform="none" fo:color="#4078c0" style:text-line-through-style="none" style:text-line-through-type="none" style:font-name="apple-system" fo:font-size="13pt" fo:letter-spacing="normal" fo:font-style="normal" style:text-underline-style="none" fo:font-weight="normal" style:text-blinking="false" fo:background-color="#ffffff" loext:char-shading-value="0" style:font-size-asian="13pt" style:font-size-complex="13pt"/>
    </style:style>
    <style:style style:name="T37" style:family="text">
      <style:text-properties fo:font-variant="normal" fo:text-transform="none" fo:color="#4078c0" style:text-line-through-style="none" style:text-line-through-type="none" style:font-name="apple-system" fo:font-size="13pt" fo:letter-spacing="normal" fo:font-style="normal" style:text-underline-style="none" fo:font-weight="normal" style:text-blinking="false" fo:background-color="transparent" loext:char-shading-value="0" style:font-size-asian="13pt" style:font-size-complex="13pt"/>
    </style:style>
    <style:style style:name="T38" style:family="text">
      <style:text-properties fo:font-variant="normal" fo:text-transform="none" fo:color="#4078c0" style:text-line-through-style="none" style:text-line-through-type="none" style:font-name="apple-system" fo:letter-spacing="normal" fo:font-style="normal" style:text-underline-style="none" fo:font-weight="normal" style:text-blinking="false" fo:background-color="#ffffff" loext:char-shading-value="0"/>
    </style:style>
    <style:style style:name="T39" style:family="text">
      <style:text-properties fo:font-variant="normal" fo:text-transform="none" fo:color="#4078c0" style:text-line-through-style="none" style:text-line-through-type="none" style:font-name="apple-system" fo:letter-spacing="normal" fo:font-style="normal" style:text-underline-style="none" fo:font-weight="normal" style:text-blinking="false" fo:background-color="transparent" loext:char-shading-value="0"/>
    </style:style>
    <style:style style:name="T40" style:family="text">
      <style:text-properties fo:font-variant="normal" fo:text-transform="none" style:text-line-through-style="none" style:text-line-through-type="none" style:font-name="apple-system" fo:font-size="13pt" fo:letter-spacing="normal" fo:font-style="normal" style:text-underline-style="none" fo:font-weight="normal" style:text-blinking="false" fo:background-color="#ffffff" loext:char-shading-value="0" style:font-size-asian="13pt" style:font-size-complex="13pt"/>
    </style:style>
    <style:style style:name="T41" style:family="text">
      <style:text-properties fo:font-variant="normal" fo:text-transform="none" style:text-line-through-style="none" style:text-line-through-type="none" style:font-name="apple-system" fo:font-size="13pt" fo:letter-spacing="normal" fo:font-style="normal" style:text-underline-style="none" fo:font-weight="normal" style:text-blinking="false" fo:background-color="transparent" loext:char-shading-value="0" style:font-size-asian="13pt" style:font-size-complex="13pt"/>
    </style:style>
    <style:style style:name="T42" style:family="text">
      <style:text-properties fo:font-variant="normal" fo:text-transform="none" style:font-name="Calibri" fo:font-size="13pt" fo:letter-spacing="normal" fo:font-style="normal" fo:font-weight="normal" officeooo:rsid="000900e6" style:font-size-asian="13pt" style:font-size-complex="13pt"/>
    </style:style>
    <style:style style:name="T43" style:family="text">
      <style:text-properties fo:font-variant="normal" fo:text-transform="none" style:font-name="apple-system" fo:font-size="13pt" fo:letter-spacing="normal" fo:font-style="normal" fo:font-weight="normal" style:font-size-asian="13pt" style:font-size-complex="13pt"/>
    </style:style>
    <style:style style:name="T44" style:family="text">
      <style:text-properties fo:font-variant="normal" fo:text-transform="none" fo:color="#009900" style:text-line-through-style="none" style:text-line-through-type="none" style:font-name="apple-system" fo:font-size="13pt" fo:letter-spacing="normal" fo:font-style="normal" style:text-underline-style="none" fo:font-weight="normal" style:text-blinking="false" fo:background-color="#ffffff" loext:char-shading-value="0" style:font-size-asian="13pt" style:font-size-complex="13pt"/>
    </style:style>
    <style:style style:name="T45" style:family="text">
      <style:text-properties fo:font-variant="normal" fo:text-transform="none" fo:color="#009900" style:text-line-through-style="none" style:text-line-through-type="none" style:font-name="apple-system" fo:font-size="13pt" fo:letter-spacing="normal" fo:font-style="normal" style:text-underline-style="none" fo:font-weight="normal" style:text-blinking="false" fo:background-color="transparent" loext:char-shading-value="0" style:font-size-asian="13pt" style:font-size-complex="13pt"/>
    </style:style>
    <style:style style:name="T46" style:family="text">
      <style:text-properties fo:font-variant="normal" fo:text-transform="none" fo:color="#009900" style:font-name="Calibri" fo:font-size="13pt" fo:letter-spacing="normal" fo:font-style="normal" fo:font-weight="normal" officeooo:rsid="000900e6" style:font-size-asian="13pt" style:font-size-complex="13pt"/>
    </style:style>
    <style:style style:name="T47" style:family="text">
      <style:text-properties fo:font-variant="normal" fo:text-transform="none" fo:color="#009900" style:font-name="apple-system" fo:font-size="13pt" fo:letter-spacing="normal" fo:font-style="normal" fo:font-weight="normal" style:font-size-asian="13pt" style:font-size-complex="13pt"/>
    </style:style>
    <style:style style:name="T48" style:family="text">
      <style:text-properties fo:font-variant="normal" fo:text-transform="none" fo:color="#009900" style:font-name="apple-system" fo:font-size="13pt" fo:letter-spacing="normal" fo:font-style="normal" fo:font-weight="normal" officeooo:rsid="000900e6" style:font-size-asian="13pt" style:font-size-complex="13pt"/>
    </style:style>
    <style:style style:name="T49" style:family="text">
      <style:text-properties fo:font-variant="normal" fo:text-transform="none" fo:color="#000000" style:text-line-through-style="none" style:text-line-through-type="none" style:font-name="apple-system" fo:font-size="13pt" fo:letter-spacing="normal" fo:font-style="normal" style:text-underline-style="none" fo:font-weight="normal" style:text-blinking="false" fo:background-color="#ffffff" loext:char-shading-value="0" style:font-size-asian="13pt" style:font-size-complex="13pt"/>
    </style:style>
    <style:style style:name="T50" style:family="text">
      <style:text-properties fo:font-variant="normal" fo:text-transform="none" fo:color="#000000" style:text-line-through-style="none" style:text-line-through-type="none" style:font-name="apple-system" fo:font-size="13pt" fo:letter-spacing="normal" fo:font-style="normal" style:text-underline-style="none" fo:font-weight="normal" style:text-blinking="false" fo:background-color="transparent" loext:char-shading-value="0" style:font-size-asian="13pt" style:font-size-complex="13pt"/>
    </style:style>
    <style:style style:name="T51" style:family="text">
      <style:text-properties fo:font-variant="normal" fo:text-transform="none" fo:color="#000000" style:text-line-through-style="none" style:text-line-through-type="none" style:font-name="apple-system" fo:font-size="13pt" fo:letter-spacing="normal" fo:font-style="normal" style:text-underline-style="none" fo:font-weight="normal" officeooo:rsid="000900e6" style:text-blinking="false" fo:background-color="transparent" loext:char-shading-value="0" style:font-size-asian="13pt" style:font-size-complex="13pt"/>
    </style:style>
    <style:style style:name="T52" style:family="text">
      <style:text-properties fo:font-variant="normal" fo:text-transform="none" fo:color="#000000" style:font-name="Calibri" fo:font-size="13pt" fo:letter-spacing="normal" fo:font-style="normal" fo:font-weight="normal" officeooo:rsid="000900e6" style:font-size-asian="13pt" style:font-size-complex="13pt"/>
    </style:style>
    <style:style style:name="T53" style:family="text">
      <style:text-properties fo:font-variant="normal" fo:text-transform="none" fo:color="#000000" style:font-name="apple-system" fo:font-size="13pt" fo:letter-spacing="normal" fo:font-style="normal" fo:font-weight="normal" officeooo:rsid="000900e6" style:font-size-asian="13pt" style:font-size-complex="13pt"/>
    </style:style>
    <style:style style:name="T54" style:family="text">
      <style:text-properties fo:color="#009900" style:font-name="Calibri" fo:font-style="italic" style:font-style-asian="italic"/>
    </style:style>
    <style:style style:name="T55" style:family="text">
      <style:text-properties fo:color="#009900" style:font-name="Calibri" fo:font-size="13pt" officeooo:rsid="000900e6" style:font-size-asian="13pt" style:font-size-complex="13pt"/>
    </style:style>
    <style:style style:name="T56" style:family="text">
      <style:text-properties fo:color="#009900" style:font-name="Calibri" officeooo:rsid="000900e6"/>
    </style:style>
    <style:style style:name="T57" style:family="text">
      <style:text-properties style:font-name="apple-system" fo:font-style="normal" fo:font-weight="normal" style:font-name-asian="Times New Roman1"/>
    </style:style>
    <style:style style:name="T58" style:family="text">
      <style:text-properties fo:color="#000000" style:font-name="Calibri" fo:font-size="13pt" officeooo:rsid="000900e6" style:font-size-asian="13pt" style:font-size-complex="13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2">Software paper for submission to MEDSCI 736 University of Auckland</text:span></text:p>
      <text:p text:style-name="P1"/>
      <text:p text:style-name="Standard"><text:span text:style-name="T1">To complete this template, please replace the blue text with your own. The paper has three main sections: (1) Overview; (2) Availability; (3) Reuse potential.</text:span></text:p>
      <text:p text:style-name="P1"/>
      <text:p text:style-name="Standard"><text:span text:style-name="T1">Please submit the completed paper to: f.kubke@auckland.ac.nz</text:span></text:p>
      <text:p text:style-name="P14"/>
      <text:p text:style-name="P1"/>
      <text:p text:style-name="Standard"><text:span text:style-name="T2">(1) Overview</text:span></text:p>
      <text:p text:style-name="P2"/>
      <text:p text:style-name="UP_20_Paper_20_Title"><text:span text:style-name="T4">Title</text:span></text:p>
      <text:p text:style-name="P24"><text:span text:style-name="T4">Project Machine Learning – Cell type identification by cell characteristics.</text:span></text:p>
      <text:p text:style-name="P1"/>
      <text:p text:style-name="UP_20_Section_20_Heading"><text:span text:style-name="T1">Paper Authors</text:span></text:p>
      <text:p text:style-name="P9"><text:span text:style-name="T14">Ahmed Adam</text:span></text:p>
      <text:p text:style-name="P1"/>
      <text:p text:style-name="UP_20_Section_20_Heading"><text:span text:style-name="T1">Paper Author Roles and Affiliations</text:span></text:p>
      <text:p text:style-name="P8"><text:span text:style-name="T54">Ahmed Adam: Software developer</text:span><text:span text:style-name="T21"> </text:span></text:p>
      <text:p text:style-name="P1"/>
      <text:p text:style-name="UP_20_Section_20_Heading"><text:span text:style-name="T1">Abstract</text:span></text:p>
      <text:p text:style-name="Standard"><text:span text:style-name="T20">A short (ca. 100 word) summary of the software being described: what problem the software addresses, how it was implemented and architected, where it is stored, and its reuse potential.</text:span></text:p>
      <text:p text:style-name="P1"/>
      <text:p text:style-name="UP_20_Section_20_Heading"><text:span text:style-name="T1">Keywords</text:span></text:p>
      <text:p text:style-name="P22"><text:span text:style-name="T13">Python; Machine learning; Multi-class classification; Sklearn library; openpyxl library.</text:span></text:p>
      <text:p text:style-name="P23"/>
      <text:p text:style-name="UP_20_Section_20_Heading"><text:span text:style-name="T11">Introduction </text:span></text:p>
      <text:p text:style-name="UP_20_Section_20_Heading"><text:span text:style-name="T22">An overview of the software, how it was produced, and the research for which it has been used, including references to relevant research articles.</text:span><text:span text:style-name="T12"> A short comparison with software which implements similar functionality should be included in this section. Please refer to </text:span><text:a xlink:type="simple" xlink:href="http://openresearchsoftware.metajnl.com/articles/" text:style-name="Internet_20_link" text:visited-style-name="Visited_20_Internet_20_Link"><text:span text:style-name="T12">http://openresearchsoftware.metajnl.com/articles/</text:span></text:a><text:span text:style-name="T12"> for exemplars.</text:span></text:p>
      <text:p text:style-name="P3"/>
      <text:p text:style-name="Standard"><text:span text:style-name="T3">Implementation and architecture</text:span></text:p>
      <text:p text:style-name="Standard"><text:span text:style-name="T17">How the software was implemented, with details of the architecture where relevant. Use of relevant diagrams is </text:span><text:soft-page-break/><text:span text:style-name="T17">appropriate. Please also describe any variants and associated implementation differences.</text:span></text:p>
      <text:p text:style-name="P3"/>
      <text:p text:style-name="Standard"><text:span text:style-name="T3">Quality control </text:span></text:p>
      <text:p text:style-name="Standard"><text:span text:style-name="T17">Detail the level of testing that has been carried out on the code (e.g. unit, functional, load etc.), and in which environments.</text:span><text:span text:style-name="T7"> If not already included in the software documentation, provide details of how a user could quickly understand if the software is working (e.g. providing examples of running the software with sample input and output data). </text:span></text:p>
      <text:p text:style-name="P3"/>
      <text:p text:style-name="Standard"><text:span text:style-name="T3">(2) Availability </text:span></text:p>
      <text:p text:style-name="P5"/>
      <text:p text:style-name="Standard"><text:span text:style-name="T10">Operating system</text:span></text:p>
      <text:p text:style-name="P11"><text:span text:style-name="T7">ubuntu 16.04 LTS | 64-bit</text:span></text:p>
      <text:p text:style-name="P5"/>
      <text:p text:style-name="Standard"><text:span text:style-name="T10">Programming language</text:span></text:p>
      <text:p text:style-name="P12"><text:span text:style-name="T57">python 3.5.2 | Anaconda 4.1.1 (64-bit)</text:span></text:p>
      <text:p text:style-name="P6"/>
      <text:p text:style-name="Standard"><text:span text:style-name="T10">Additional system requirements</text:span></text:p>
      <text:p text:style-name="Standard"><text:span text:style-name="T17">E.g. memory, disk space, processor, input devices, output devices.</text:span></text:p>
      <text:p text:style-name="P5"/>
      <text:p text:style-name="Standard"><text:span text:style-name="T10">Dependencies</text:span></text:p>
      <text:p text:style-name="P10"><text:span text:style-name="T9">Openpyxl and Sklearn libraries.</text:span></text:p>
      <text:p text:style-name="P10"><text:span text:style-name="T9"/></text:p>
      <text:p text:style-name="Standard"><text:span text:style-name="T10">List of contributors</text:span></text:p>
      <text:p text:style-name="P13"><text:span text:style-name="T55">Dr Fabiana Kubke:</text:span><text:span text:style-name="T58"> provided raw data used in the software - </text:span><text:a xlink:type="simple" xlink:href="mailto:f.kubke@auckland.ac.nz" text:style-name="Internet_20_link" text:visited-style-name="Visited_20_Internet_20_Link"><text:span text:style-name="T49">f.kubke@auckland.ac.nz</text:span></text:a><text:span text:style-name="T58"> </text:span></text:p>
      <text:p text:style-name="P13"><text:span text:style-name="T46">Jerome Plumat: </text:span><text:span text:style-name="T52">supervision and guidance throughout the software development -</text:span><text:span text:style-name="T46"> </text:span><text:a xlink:type="simple" xlink:href="mailto:j.plumat@auckland.ac.nz" text:style-name="Internet_20_link" text:visited-style-name="Visited_20_Internet_20_Link"><text:span text:style-name="T49">j.plumat@auckland.ac.nz</text:span></text:a></text:p>
      <text:p text:style-name="P20"><text:span text:style-name="T48">Manish Kukreja: </text:span><text:span text:style-name="T53">Mentored one-on-one the code development -</text:span><text:span text:style-name="T48"> </text:span><text:a xlink:type="simple" xlink:href="mailto:mkuk073@aucklanduni.ac.nz" text:style-name="Internet_20_link" text:visited-style-name="Visited_20_Internet_20_Link"><text:span text:style-name="T51">mkuk073@aucklanduni.ac.nz</text:span></text:a><text:span text:style-name="T56"> </text:span></text:p>
      <text:p text:style-name="P6"/>
      <text:p text:style-name="Standard"><text:span text:style-name="T10">Software location:</text:span></text:p>
      <text:p text:style-name="P15"><text:span text:style-name="T10">Archive</text:span><text:span text:style-name="T7"> (e.g. institutional repository, general repository) (required – please see instructions on journal website for depositing archive copy of software in a suitable repository) </text:span></text:p>
      <text:p text:style-name="P16"><text:span text:style-name="T10">Name:</text:span><text:span text:style-name="T7"> T</text:span><text:span text:style-name="T17">he name of the archive</text:span></text:p>
      <text:p text:style-name="P16"><text:span text:style-name="T10">Persistent identifier:</text:span><text:span text:style-name="T7"> </text:span><text:span text:style-name="T17">e.g. DOI, handle, PURL, etc.</text:span></text:p>
      <text:p text:style-name="P16"><text:soft-page-break/><text:span text:style-name="T10">Licence: </text:span><text:span text:style-name="T17">Open license under which the software is licensed</text:span></text:p>
      <text:p text:style-name="P16"><text:span text:style-name="T10">Publisher</text:span><text:span text:style-name="T18">: </text:span><text:span text:style-name="T17">Name of the person who deposited the software</text:span></text:p>
      <text:p text:style-name="P16"><text:span text:style-name="T10">Version published:</text:span><text:span text:style-name="T19"> </text:span><text:span text:style-name="T17">The version number of the software archived</text:span></text:p>
      <text:p text:style-name="P16"><text:span text:style-name="T10">Date published: </text:span><text:span text:style-name="T17">dd/mm/yy</text:span></text:p>
      <text:p text:style-name="P15"><text:span text:style-name="T3">Code repository</text:span><text:span text:style-name="T7"> (e.g. SourceForge, GitHub etc.) (required) </text:span></text:p>
      <text:p text:style-name="P16"><text:span text:style-name="T10">Name:</text:span><text:span text:style-name="T7"> T</text:span><text:span text:style-name="T17">he name of the code repository</text:span></text:p>
      <text:p text:style-name="P16"><text:span text:style-name="T10">Identifier:</text:span><text:span text:style-name="T7"> </text:span><text:span text:style-name="T17">The identifier (or URI) used by the repository </text:span></text:p>
      <text:p text:style-name="P16"><text:span text:style-name="T10">Licence: </text:span><text:span text:style-name="T17">Open license under which the software is licensed</text:span></text:p>
      <text:p text:style-name="P16"><text:span text:style-name="T10">Date published: </text:span><text:span text:style-name="T17">dd/mm/yy</text:span></text:p>
      <text:p text:style-name="P15"><text:span text:style-name="T3">Emulation environment </text:span><text:span text:style-name="T7">(if appropriate)</text:span></text:p>
      <text:p text:style-name="P16"><text:span text:style-name="T10">Name:</text:span><text:span text:style-name="T7"> T</text:span><text:span text:style-name="T17">he name of the emulation environment</text:span></text:p>
      <text:p text:style-name="P16"><text:span text:style-name="T10">Identifier:</text:span><text:span text:style-name="T7"> </text:span><text:span text:style-name="T17">The identifier (or URI) used by the emulator</text:span></text:p>
      <text:p text:style-name="P16"><text:span text:style-name="T10">Licence: </text:span><text:span text:style-name="T17">Open license under which the software is licensed here</text:span></text:p>
      <text:p text:style-name="P16"><text:span text:style-name="T10">Date published: </text:span><text:span text:style-name="T17">dd/mm/yy</text:span></text:p>
      <text:p text:style-name="P6"/>
      <text:p text:style-name="Standard"><text:span text:style-name="T10">Language</text:span></text:p>
      <text:p text:style-name="Standard"><text:span text:style-name="T17">Language of repository, software and supporting files (including links to documentation)</text:span></text:p>
      <text:p text:style-name="P7"/>
      <text:p text:style-name="Standard"><text:span text:style-name="T3">(3) Reuse potential </text:span></text:p>
      <text:p text:style-name="Standard"><text:span text:style-name="T17">Please describe in as much detail as possible the ways in which the software could be reused by other researchers both within and outside of your field. This should include the use cases for the software, and also details of how the software might be modified or extended (including how contributors should contact you) if appropriate. Also you must include details of what support mechanisms are in place for this software (even if there is no support).</text:span></text:p>
      <text:p text:style-name="P6"/>
      <text:p text:style-name="Standard"><text:span text:style-name="T3">Acknowledgements</text:span></text:p>
      <text:p text:style-name="Standard"><text:span text:style-name="T20">Please add any relevant acknowledgements to anyone else who supported the project in which the software was created, but did not work directly on the software itself.</text:span></text:p>
      <text:p text:style-name="P6"/>
      <text:p text:style-name="Standard"><text:span text:style-name="T3">Funding statement </text:span></text:p>
      <text:p text:style-name="Standard"><text:soft-page-break/><text:span text:style-name="T20">If the software resulted from funded research please give the funder and grant number.</text:span><text:bookmark text:name="OLE_LINK9"/><text:bookmark text:name="OLE_LINK10"/></text:p>
      <text:p text:style-name="P6"/>
      <text:p text:style-name="Standard"><text:span text:style-name="T3">Competing interests </text:span></text:p>
      <text:p text:style-name="Standard"><text:span text:style-name="T20">If any of the authors have any competing interests then these must be declared. The authors’ initials should be used to denote differing competing interests. For example: “BH has minority shares in [company name], which part funded the research grant for this project. All other authors have no competing interests."</text:span></text:p>
      <text:p text:style-name="Standard"><text:span text:style-name="T20">If there are no competing interests, please add the statement:</text:span></text:p>
      <text:p text:style-name="Standard"><text:span text:style-name="T20">“The authors declare that they have no competing interests.” </text:span></text:p>
      <text:p text:style-name="P6"/>
      <text:p text:style-name="Standard"><text:span text:style-name="T3">References </text:span></text:p>
      <text:p text:style-name="Standard"><text:span text:style-name="T20">Please enter references in the Harvard style and include a DOI where available, citing them in the text with a number in square brackets, e.g.</text:span></text:p>
      <text:p text:style-name="P17"/>
      <text:p text:style-name="P18"><text:span text:style-name="T20">[1] <text:tab/>Piwowar, H A 2011 Who Shares? Who Doesn't? Factors Associated with Openly Archiving Raw Research Data. </text:span><text:span text:style-name="T21">PLoS ONE</text:span><text:span text:style-name="T20"> 6(7): e18657. DOI: </text:span><text:span text:style-name="mini"><text:span text:style-name="T24">http://dx.doi.org/</text:span></text:span><text:span text:style-name="T20">10.1371/journal.pone.0018657.</text:span></text:p>
      <text:h text:style-name="P4" text:outline-level="3"/>
      <text:h text:style-name="P4" text:outline-level="3"/>
      <text:p text:style-name="P14"/>
      <text:p text:style-name="P2"/>
      <text:p text:style-name="Standard"><text:span text:style-name="T2">Copyright Notice</text:span></text:p>
      <text:p text:style-name="Standard"><text:span text:style-name="T1">Authors who publish with this journal agree to the following terms:</text:span></text:p>
      <text:p text:style-name="P1"/>
      <text:p text:style-name="Standard"><text:span text:style-name="T1">Authors retain copyright </text:span><text:bookmark text:name="_GoBack"/><text:span text:style-name="T1">with the work simultaneously licensed under a </text:span><text:a xlink:type="simple" xlink:href="http://creativecommons.org/licenses/by/3.0/" text:style-name="Internet_20_link" text:visited-style-name="Visited_20_Internet_20_Link"><text:span text:style-name="T1">Creative Commons Attribution License</text:span></text:a><text:span text:style-name="T1"> that allows others to share the work with an acknowledgement of the work's authorship and initial publication in this journal.</text:span></text:p>
      <text:p text:style-name="P1"/>
      <text:p text:style-name="Standard"><text:span text:style-name="T1">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span></text:p>
      <text:p text:style-name="P1"/>
      <text:p text:style-name="Standard"><text:span text:style-name="T1">By submitting this paper you agree to the terms of this Copyright Notice, which will apply to this submission if and when it is published by this jour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明朝"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ＭＳ 明朝"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GB"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style:font-name="Times" fo:font-family="Times" style:font-family-generic="roman" style:font-pitch="variable" fo:font-size="13.5pt" fo:font-weight="bold" style:font-size-asian="13.5pt" style:font-weight-asian="bold" style:font-size-complex="13.5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UP_20_Section_20_Heading" style:display-name="UP Section Heading" style:family="paragraph" style:parent-style-name="Standard" style:default-outline-level="">
      <style:text-properties style:font-name="Arial" fo:font-family="Arial" style:font-family-generic="roman" style:font-pitch="variable" fo:font-size="13pt" fo:font-weight="bold" style:font-size-asian="13pt" style:font-weight-asian="bold"/>
    </style:style>
    <style:style style:name="UP_20_Paper_20_Title" style:display-name="UP Paper Title" style:family="paragraph" style:parent-style-name="Standard" style:default-outline-level="">
      <style:text-properties style:font-name="Arial" fo:font-family="Arial" style:font-family-generic="roman" style:font-pitch="variable" fo:font-size="14pt" fo:font-weight="bold" style:font-size-asian="14pt" style:font-weight-asian="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family="Times" style:font-family-generic="roman" style:font-pitch="variable" fo:font-size="13.5pt" fo:language="en" fo:country="GB"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fo:language="en" fo:country="GB" style:font-size-asian="12pt" style:language-asian="en" style:country-asian="US"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margin-left="0.635cm" fo:margin-right="0cm" fo:text-indent="0cm" style:auto-text-indent="false"/>
    </style:style>
    <style:style style:name="MT1" style:family="text">
      <style:text-properties fo:color="#a6a6a6" style:font-name="Calibri"/>
    </style:style>
    <style:style style:name="MT2" style:family="text">
      <style:text-properties fo:color="#a6a6a6"/>
    </style:style>
    <style:style style:name="MT3" style:family="text">
      <style:text-properties fo:color="#a6a6a6" fo:language="en" fo:country="NZ"/>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231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2.75cm" fo:margin-left="0cm" fo:margin-right="0cm" fo:margin-top="2.649cm" style:dynamic-spacing="true"/>
      </style:footer-style>
    </style:page-layout>
  </office:automatic-styles>
  <office:master-styles>
    <style:master-page style:name="Standard" style:page-layout-name="Mpm1">
      <style:header>
        <text:p text:style-name="MP1"><text:span text:style-name="MT1">MEDSCI 736 software paper template version 0.1</text:span></text:p>
      </style:header>
      <style:footer>
        <text:p text:style-name="MP2"><text:span text:style-name="MT2">This template is modified from </text:span><text:a xlink:type="simple" xlink:href="https://s3-eu-west-1.amazonaws.com/ubiquity-partner-network/up/journal/jors/jors_sw_paper_template_0-2.docx" text:style-name="Internet_20_link" text:visited-style-name="Visited_20_Internet_20_Link"><text:span text:style-name="MT3">jors_sw_paper_template_0-2.docx</text:span></text:a><text:span text:style-name="MT2"> The original document was made available by CC-BY Journal of Open Research Software. The current version is licenced under CC-BY 4.0 MEDSCI 736 University of Auckland.</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H</meta:initial-creator>
    <meta:editing-cycles>3</meta:editing-cycles>
    <meta:creation-date>2016-07-18T02:28:00</meta:creation-date>
    <dc:date>2016-10-11T13:10:52.253532923</dc:date>
    <meta:editing-duration>PT3M7S</meta:editing-duration>
    <meta:generator>LibreOffice/5.1.4.2$Linux_X86_64 LibreOffice_project/10m0$Build-2</meta:generator>
    <meta:document-statistic meta:table-count="0" meta:image-count="0" meta:object-count="0" meta:page-count="4" meta:paragraph-count="73" meta:word-count="863" meta:character-count="5880" meta:non-whitespace-character-count="507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